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2" style:family="paragraph" style:parent-style-name="Heading_20_1" style:master-page-name="First_20_Page">
      <style:paragraph-properties style:page-number="auto"/>
    </style:style>
    <style:style style:name="P2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40419824" text:id="ct34041982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340349888" text:id="ct340349888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556362528" text:id="ct55636252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644368" text:id="ct542644368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329728848" text:id="ct329728848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542343520" text:id="ct5423435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29861424" text:id="ct3298614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444816" text:id="ct5424448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29392816" text:id="ct3293928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253984" text:id="ct5562539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29374768" text:id="ct3293747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365792" text:id="ct5563657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910848" text:id="ct5429108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29615952" text:id="ct3296159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298960" text:id="ct5562989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387264" text:id="ct5563872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3116752" text:id="ct5431167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766512" text:id="ct54276651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542909344" text:id="ct5429093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56297088" text:id="ct5562970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2925808" text:id="ct5429258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43131040" text:id="ct543131040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442873840" text:id="ct4428738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34720656" text:id="ct534720656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442635296" text:id="ct442635296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442565344" text:id="ct44256534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43014208" text:id="ct443014208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534173392" text:id="ct53417339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42851792" text:id="ct442851792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340046896" text:id="ct340046896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534171920" text:id="ct53417192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333619968" text:id="ct333619968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334231024" text:id="ct334231024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43221232" text:id="ct4432212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272450592" text:id="ct2724505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34167040" text:id="ct5341670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0425600" text:id="ct340425600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52873087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340419824"/><text:change-start text:change-id="ct340349888"/>Introduction<text:change-end text:change-id="ct340349888"/><text:change-start text:change-id="ct556362528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2077343371" text:style-name="L2">
        <text:list-item>
          <text:p text:style-name="P17">OpenLCB-CAN Message Network Standard</text:p>
        </text:list-item>
        <text:list-item>
          <text:p text:style-name="P17">OpenLCB-TCP Message Network Standard</text:p>
        </text:list-item>
      </text:list>
      <text:p text:style-name="Standard">For more information on format and presentation, see: </text:p>
      <text:list xml:id="list2105762003" text:style-name="L3">
        <text:list-item>
          <text:p text:style-name="P18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12E4</text:p>
      <text:p text:style-name="Standard">Destination address present: Yes</text:p>
      <text:p text:style-name="Standard">Priority group: 1</text:p>
      <text:p text:style-name="Standard">Content: None</text:p>
      <text:p text:style-name="Standard">CAN frame format: 0x1Edd,dsss 2E</text:p>
      <text:p text:style-name="Standard"/>
      <text:h text:style-name="Heading_20_2" text:outline-level="2"><text:bookmark text:name="psr"/><text:soft-page-break/>Protocol Support Reply</text:h>
      <text:p text:style-name="Standard">Message Type Indicator: 0x12F4</text:p>
      <text:p text:style-name="Standard">Destination address presen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Edd,dsss 2F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556362528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542644368"/><text:s text:c="4"/><text:change-end text:change-id="ct542644368"/><text:change-start text:change-id="ct329728848"/>vv vv vv vv vv vv<text:change-end text:change-id="ct329728848"/></text:p>
          </table:table-cell>
          <table:table-cell table:style-name="Table2.B1" office:value-type="string">
            <text:p text:style-name="P13"><text:change-start text:change-id="ct542343520"/>Protocol<text:change-end text:change-id="ct542343520"/></text:p>
          </table:table-cell>
        </table:table-row>
        <table:table-row>
          <table:table-cell table:style-name="Table2.A2" office:value-type="string">
            <text:p text:style-name="P11"><text:change-start text:change-id="ct329861424"/>0x80 00 00 00 00 00<text:change-end text:change-id="ct329861424"/></text:p>
          </table:table-cell>
          <table:table-cell table:style-name="Table2.B2" office:value-type="string">
            <text:p text:style-name="P12"><text:change-start text:change-id="ct542444816"/>Protocol Identification Protocol<text:change-end text:change-id="ct542444816"/></text:p>
          </table:table-cell>
        </table:table-row>
        <table:table-row>
          <table:table-cell table:style-name="Table2.A2" office:value-type="string">
            <text:p text:style-name="P11"><text:change-start text:change-id="ct329392816"/>0x40 00 00 00 00 00<text:change-end text:change-id="ct329392816"/></text:p>
          </table:table-cell>
          <table:table-cell table:style-name="Table2.B2" office:value-type="string">
            <text:p text:style-name="P12"><text:change-start text:change-id="ct556253984"/>Datagram Protocol<text:change-end text:change-id="ct556253984"/></text:p>
          </table:table-cell>
        </table:table-row>
        <table:table-row>
          <table:table-cell table:style-name="Table2.A2" office:value-type="string">
            <text:p text:style-name="P11"><text:change-start text:change-id="ct329374768"/>0x20 00 00 00 00 00<text:change-end text:change-id="ct329374768"/></text:p>
          </table:table-cell>
          <table:table-cell table:style-name="Table2.B2" office:value-type="string">
            <text:p text:style-name="P12"><text:change-start text:change-id="ct556365792"/>Stream Protocol<text:change-end text:change-id="ct556365792"/></text:p>
          </table:table-cell>
        </table:table-row>
        <table:table-row>
          <table:table-cell table:style-name="Table2.A2" office:value-type="string">
            <text:p text:style-name="P11"><text:change-start text:change-id="ct542910848"/>0x10 00 00 00 00 00<text:change-end text:change-id="ct542910848"/></text:p>
          </table:table-cell>
          <table:table-cell table:style-name="Table2.B2" office:value-type="string">
            <text:p text:style-name="P12"><text:change-start text:change-id="ct329615952"/>Configuration Protocol<text:change-end text:change-id="ct329615952"/></text:p>
          </table:table-cell>
        </table:table-row>
        <table:table-row>
          <table:table-cell table:style-name="Table2.A2" office:value-type="string">
            <text:p text:style-name="P11"><text:change-start text:change-id="ct556298960"/>0x08 00 00 00 00 00<text:change-end text:change-id="ct556298960"/></text:p>
          </table:table-cell>
          <table:table-cell table:style-name="Table2.B2" office:value-type="string">
            <text:p text:style-name="P12"><text:change-start text:change-id="ct556387264"/>Reservation Protocol<text:change-end text:change-id="ct556387264"/></text:p>
          </table:table-cell>
        </table:table-row>
        <table:table-row>
          <table:table-cell table:style-name="Table2.A2" office:value-type="string">
            <text:p text:style-name="P11"><text:change-start text:change-id="ct543116752"/>0x04 00 00 00 00 00<text:change-end text:change-id="ct543116752"/></text:p>
          </table:table-cell>
          <table:table-cell table:style-name="Table2.B2" office:value-type="string">
            <text:p text:style-name="P12"><text:change-start text:change-id="ct542766512"/>Producer/Consumer Protocol<text:change-end text:change-id="ct542766512"/></text:p>
          </table:table-cell>
        </table:table-row>
        <table:table-row>
          <table:table-cell table:style-name="Table2.A2" office:value-type="string">
            <text:p text:style-name="P11"><text:change-start text:change-id="ct542909344"/>0x02 00 00 00 00 00<text:change-end text:change-id="ct542909344"/></text:p>
          </table:table-cell>
          <table:table-cell table:style-name="Table2.B2" office:value-type="string">
            <text:p text:style-name="P12"><text:change-start text:change-id="ct556297088"/>Identification Protocol<text:change-end text:change-id="ct556297088"/></text:p>
          </table:table-cell>
        </table:table-row>
        <table:table-row>
          <table:table-cell table:style-name="Table2.A2" office:value-type="string">
            <text:p text:style-name="P11"><text:change-start text:change-id="ct542925808"/>0x01 00 00 00 00 00<text:change-end text:change-id="ct542925808"/></text:p>
          </table:table-cell>
          <table:table-cell table:style-name="Table2.B2" office:value-type="string">
            <text:p text:style-name="P12"><text:change-start text:change-id="ct543131040"/>Teaching/Learning Configuration Protocol<text:change-end text:change-id="ct543131040"/></text:p>
          </table:table-cell>
        </table:table-row>
        <table:table-row>
          <table:table-cell table:style-name="Table2.A2" office:value-type="string">
            <text:p text:style-name="P11"><text:change-start text:change-id="ct442873840"/>0x00 80 00 00 00 00<text:change-end text:change-id="ct442873840"/></text:p>
          </table:table-cell>
          <table:table-cell table:style-name="Table2.B2" office:value-type="string">
            <text:p text:style-name="P12"><text:change-start text:change-id="ct534720656"/>Remote Button Protocol<text:change-end text:change-id="ct534720656"/></text:p>
          </table:table-cell>
        </table:table-row>
        <table:table-row>
          <table:table-cell table:style-name="Table2.A2" office:value-type="string">
            <text:p text:style-name="P11"><text:change-start text:change-id="ct442635296"/>0x00 40 00 00 00 00<text:change-end text:change-id="ct442635296"/></text:p>
          </table:table-cell>
          <table:table-cell table:style-name="Table2.B2" office:value-type="string">
            <text:p text:style-name="P12"><text:change-start text:change-id="ct442565344"/>Abbreviated Default C<text:change-end text:change-id="ct442565344"/><text:change-start text:change-id="ct443014208"/>DI Protocol<text:change-end text:change-id="ct443014208"/></text:p>
          </table:table-cell>
        </table:table-row>
        <table:table-row>
          <table:table-cell table:style-name="Table2.A2" office:value-type="string">
            <text:p text:style-name="P11"><text:change-start text:change-id="ct534173392"/>0x00 20 00 00 00 00<text:change-end text:change-id="ct534173392"/></text:p>
          </table:table-cell>
          <table:table-cell table:style-name="Table2.B2" office:value-type="string">
            <text:p text:style-name="P12"><text:change-start text:change-id="ct442851792"/>Display Protocol<text:change-end text:change-id="ct442851792"/></text:p>
          </table:table-cell>
        </table:table-row>
        <table:table-row>
          <table:table-cell table:style-name="Table2.A2" office:value-type="string">
            <text:p text:style-name="P11"><text:change-start text:change-id="ct340046896"/>0x00 00 00 00 00 08</text:p>
            <text:p text:style-name="P11">0x00 00 00 00 00 04</text:p>
            <text:p text:style-name="P11">0x00 00 00 00 00 02</text:p>
            <text:p text:style-name="P11"><text:change-end text:change-id="ct340046896"/><text:change-start text:change-id="ct534171920"/>0x00 00 00 00 00 0<text:change-end text:change-id="ct534171920"/><text:change-start text:change-id="ct333619968"/>1<text:change-end text:change-id="ct333619968"/></text:p>
          </table:table-cell>
          <table:table-cell table:style-name="Table2.B2" office:value-type="string">
            <text:p text:style-name="P12"><text:change-start text:change-id="ct334231024"/>Reserved for expansion to a longer protocol bit vector<text:change-end text:change-id="ct334231024"/></text:p>
          </table:table-cell>
        </table:table-row>
        <table:table-row>
          <table:table-cell table:style-name="Table2.A2" office:value-type="string">
            <text:p text:style-name="P12"><text:change-start text:change-id="ct443221232"/>All others<text:change-end text:change-id="ct443221232"/></text:p>
          </table:table-cell>
          <table:table-cell table:style-name="Table2.B2" office:value-type="string">
            <text:p text:style-name="P12"><text:change-start text:change-id="ct272450592"/>Reserved. Shall be sent as 0 and ignored upon receipt.<text:change-end text:change-id="ct272450592"/></text:p>
          </table:table-cell>
        </table:table-row>
      </table:table>
      <text:p text:style-name="Standard"><text:change-start text:change-id="ct534167040"/></text:p>
      <text:p text:style-name="Standard"/>
      <text:p text:style-name="Standard"><text:change-end text:change-id="ct534167040"/><text:change text:change-id="ct3404256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s/>1 Introduction (Informative)<text:tab/>1</text:p>
          <text:p text:style-name="P19"><text:s/>2 Intended Use (Informative)<text:tab/>1</text:p>
          <text:p text:style-name="P19"><text:s/>3 References and Context (Normative)<text:tab/>1</text:p>
          <text:p text:style-name="P19"><text:soft-page-break/><text:s/>4 Messages (Normative)<text:tab/>1</text:p>
          <text:p text:style-name="P23"><text:s/>4.1 Protocol Support Inquiry<text:tab/>1</text:p>
          <text:p text:style-name="P23"><text:s/>4.2 Protocol Support Reply<text:tab/>2</text:p>
          <text:p text:style-name="P19"><text:s/>5 Interactions (Normative)<text:tab/>2</text:p>
          <text:p text:style-name="P19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442912592" text:id="ct4429125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532036912" text:id="ct53203691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334386896" text:id="ct334386896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42912592"/><text:change-start text:change-id="ct532036912"/>OpenLCB <text:change-end text:change-id="ct532036912"/><text:change-start text:change-id="ct334386896"/>Protocol Identification Protocol Standard<text:change-end text:change-id="ct334386896"/></text:p>
      </style:header>
      <style:footer>
        <text:tracked-changes>
          <text:changed-region xml:id="ct334304288" text:id="ct33430428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32262800" text:id="ct532262800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334304288"/><text:change-start text:change-id="ct53226280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32262800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12T22:21:54.99">5/12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43036704" text:id="ct44303670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541622320" text:id="ct5416223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294356192" text:id="ct294356192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443003760" text:id="ct443003760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442893552" text:id="ct442893552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333971040" text:id="ct33397104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333530640" text:id="ct33353064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294369920" text:id="ct2943699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531813952" text:id="ct53181395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43036704"/><text:change-start text:change-id="ct541622320"/>OpenLCB <text:change-end text:change-id="ct541622320"/><text:change-start text:change-id="ct294356192"/>Standard<text:change-end text:change-id="ct2943561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43003760"/><text:change-start text:change-id="ct442893552"/>Protocol Identification Protocol<text:change-end text:change-id="ct4428935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333971040"/><text:change-start text:change-id="ct333530640"/><text:date style:data-style-name="N75" text:date-value="2012-05-12T22:21:54.99">May 12, 2012</text:date><text:change-end text:change-id="ct333530640"/></text:p>
            </table:table-cell>
            <table:table-cell table:style-name="Table1.C1" office:value-type="string">
              <text:p text:style-name="MP7"><text:change text:change-id="ct294369920"/><text:change-start text:change-id="ct531813952"/>Preliminary<text:change-end text:change-id="ct531813952"/></text:p>
            </table:table-cell>
          </table:table-row>
        </table:table>
        <text:p text:style-name="Header"/>
      </style:header>
      <style:footer>
        <text:tracked-changes>
          <text:changed-region xml:id="ct532148736" text:id="ct53214873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577833760" text:id="ct57783376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531798176" text:id="ct531798176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442633680" text:id="ct44263368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532100592" text:id="ct53210059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532218640" text:id="ct532218640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532148736"/><text:change text:change-id="ct577833760"/><text:change text:change-id="ct531798176"/><text:change text:change-id="ct442633680"/><text:change text:change-id="ct532100592"/><text:change-start text:change-id="ct53221864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32218640"/><text:span text:style-name="MT5"><text:tab/></text:span><text:span text:style-name="MT6">Page </text:span><text:span text:style-name="Page_20_Number"><text:span text:style-name="MT6"><text:page-number text:select-page="current">4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12T22:21:54.99">5/12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00</meta:editing-cycles>
    <meta:editing-duration>PT13H24M38S</meta:editing-duration>
    <meta:generator>OpenOffice.org/3.3$Unix OpenOffice.org_project/330m20$Build-9567</meta:generator>
    <dc:date>2012-05-12T22:21:55</dc:date>
    <dc:creator>Bob Jacobsen</dc:creator>
    <meta:keyword>OpenLCB Protocol Identification</meta:keyword>
    <meta:document-statistic meta:table-count="2" meta:image-count="1" meta:object-count="0" meta:page-count="4" meta:paragraph-count="94" meta:word-count="649" meta:character-count="4017"/>
    <meta:user-defined meta:name="Info 1"/>
    <meta:user-defined meta:name="Info 2"/>
    <meta:user-defined meta:name="Info 3"/>
    <meta:user-defined meta:name="Info 4"/>
  </office:meta>
</office:document-meta>
</file>